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list-style-name="L1">
      <style:paragraph-properties fo:text-align="start" style:justify-single-word="false"/>
      <style:text-properties fo:font-size="16pt" style:font-size-asian="16pt" style:font-size-complex="16pt"/>
    </style:style>
    <style:style style:name="T1" style:family="text">
      <style:text-properties officeooo:rsid="000ec6a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enario Pokemon Nom de code Regimys</text:p>
      <text:p text:style-name="P1"/>
      <text:p text:style-name="P1">Version 1.0 – Novembre 2016</text:p>
      <text:p text:style-name="P1"/>
      <text:p text:style-name="P2">Arrivée dans le jeu, speech habituel du prof</text:p>
      <text:p text:style-name="P2">Apparition dans la chambre</text:p>
      <text:p text:style-name="P2">Sortie, accueil par le (la?) rival(e) -&gt; Fils (Fille) du prof</text:p>
      <text:p text:style-name="P2">Arrivée du prof, demande aux deux de venir au labo</text:p>
      <text:p text:style-name="P2"><text:span text:style-name="T1">Donation</text:span> des starters</text:p>
      <text:p text:style-name="P2">Sortie <text:span text:style-name="T1">du laboratoire</text:span></text:p>
      <text:p text:style-name="P2">Arrivée de la mère, <text:span text:style-name="T1">elle dit le speech de felicitation etc</text:span></text:p>
      <text:p text:style-name="P2">Combat entre rivaux</text:p>
      <text:p text:style-name="P2">Mère : Rapide topo sur 1er champion = père</text:p>
      <text:p text:style-name="P2">Route 1</text:p>
      <text:p text:style-name="P2">Arene Euville : Fermée : Il faut d'abord aller chercher le champion dans la Route 2 puis Forêt</text:p>
      <text:p text:style-name="P2">Fouille foret d'Euvi</text:p>
      <text:p text:style-name="P2">Champion au bout, beaucoup de dresseurs</text:p>
      <text:p text:style-name="P2">Combat Premier Champion : Premier badge : Badge Plat (Type Normal)</text:p>
      <text:p text:style-name="P2">Pont Euvimys : Pont avec hautes herbes et dresseurs</text:p>
      <text:p text:style-name="P2">Combat contre le rival sur le pont</text:p>
      <text:p text:style-name="P2">Route 3 : Dresseurs et hautes herbes aussi</text:p>
      <text:p text:style-name="P2">Arrivée a Croixi : Arene fermée, champion dans une affaire a Atlancia</text:p>
      <text:p text:style-name="P2">Route 6 bloquée : Gens étranges interdisant de passer</text:p>
      <text:p text:style-name="P2">(Route 19 et foret accessible, mais routes 20 et 21 bloquées. Possible d'xp.</text:p>
      <text:p text:style-name="P2">Solar : Combat contre champion -&gt; Badge <text:span text:style-name="T1">Etoile</text:span> (Type Feu - Fée)</text:p>
      <text:p text:style-name="P2">Atlancia : Retrouve police a l'entrée. </text:p>
      <text:p text:style-name="P2">Combat contre eux -&gt; En fait team Mystare</text:p>
      <text:p text:style-name="P2">Atlencia envahie team Mystare -&gt; Prise siège Regi S.A.R.L</text:p>
      <text:p text:style-name="P2">Beaucoup d'employés en fait team Mystare</text:p>
      <text:p text:style-name="P2">Retrouve champion, combat contre admin troupes team mystare</text:p>
      <text:p text:style-name="P2">Retourner a Croixi : Combat contre champion -&gt; Badge Electro</text:p>
      <text:p text:style-name="P2">Route 6 : Combat Sbires Mystare pour passer</text:p>
      <text:p text:style-name="P2">Grotte Electrac : Team Mystare ramasse discretement des pierres</text:p>
      <text:p text:style-name="P2">Combat contre des sbires, rien de plus</text:p>
      <text:p text:style-name="P2">Minéralia : Visite de la mine pour retrouver le champion</text:p>
      <text:p text:style-name="P2">Combat contre le rival dans la mine</text:p>
      <text:p text:style-name="P2">Combat contre le champion -&gt; Badge Minerai (Type Acier-Roche-Sol)</text:p>
      <text:p text:style-name="P2"><text:soft-page-break/>Mont river : Traversée difficile (Dresseurs, utilisation de surf)</text:p>
      <text:p text:style-name="P2">Combat contre le Rival dans le mont</text:p>
      <text:p text:style-name="P2">Astra : Apprentissage de la legende du pokemon bug</text:p>
      <text:p text:style-name="P2">Route vers posur barée pour cause d'éboulement</text:p>
      <text:p text:style-name="P2">Insectice : Présentation du Safari des Mods</text:p>
      <text:p text:style-name="P2">Combat contre champion -&gt; Badge Toile (Type Insecte)</text:p>
      <text:p text:style-name="P2">Norie : Combat contre champion -&gt; Fuite du champion dans la foret Spectrale après vaincu</text:p>
      <text:p text:style-name="P2">Foret Spectrale : Team Mystare infilitrée -&gt; Combats multiples</text:p>
      <text:p text:style-name="P2">Champion de Norie devant une maison -&gt; Se révèle être l'admin scientifique -&gt; Se fait vaincre une deuxième fois -&gt; Révèle intentions team Mystare, de voler le porygon et capturer bug -&gt; Donne le badge Noctare (Type Spectre-Tenebres) et s'enfuit.</text:p>
      <text:p text:style-name="P2">Vieux monsieur de la maison offre porygon.</text:p>
      <text:p text:style-name="P2">Direction Aquarella -&gt; Chercher champion dans le chenal proche</text:p>
      <text:p text:style-name="P2">Combat Champion -&gt; Badge Colora (Type Eau)</text:p>
      <text:p text:style-name="P2">Repos a Posur -&gt; Combat contre Rival</text:p>
      <text:p text:style-name="P2">Mont Regimys Frontière : Combats Team Mystare -&gt; Découverte passage secret vers la fin.</text:p>
      <text:p text:style-name="P2">Entrée passage secret -&gt; QG team Mystare. Infiltration du QG</text:p>
      <text:p text:style-name="P2">Combat contres admins une deuxième fois</text:p>
      <text:p text:style-name="P2">Arrivée au boss -&gt; Combat contre le boss.</text:p>
      <text:p text:style-name="P2">Trop tard -&gt; MissingNo crée. Combat contre MissingNo (Peut etre capturé)</text:p>
      <text:p text:style-name="P2">A la fin -&gt; QG explose, deuxième combat contre Boss (Pokés pouvant être soignés entre temps, et PC pouvant etre accedé aussi)</text:p>
      <text:p text:style-name="P2">Retour mont Regimys Frontière, sortie.</text:p>
      <text:p text:style-name="P2">Arrivée a Port Draconite.</text:p>
      <text:p text:style-name="P2">Combat contre champion d'arène -&gt; Badge Draconite (Type Dragon)</text:p>
      <text:p text:style-name="P2">Arrivée a Romana -&gt; Combat contre rival.</text:p>
      <text:p text:style-name="P2">Route Victoire -&gt; Difficile</text:p>
      <text:p text:style-name="P2">Juste avant la ligue -&gt; Ultime combat contre le rival</text:p>
      <text:p text:style-name="P2">Ligue pokémon :</text:p>
      <text:list xml:id="list9059796184498365433" text:style-name="L1">
        <text:list-item>
          <text:list>
            <text:list-item>
              <text:p text:style-name="P3">Conseil 4 n°1 : Plante</text:p>
            </text:list-item>
            <text:list-item>
              <text:p text:style-name="P3">Conseil 4 n°2 : Poison</text:p>
            </text:list-item>
            <text:list-item>
              <text:p text:style-name="P3">Conseil 4 n°3 : Psy</text:p>
            </text:list-item>
            <text:list-item>
              <text:p text:style-name="P3">Conseil 4 n°4 : Glace</text:p>
            </text:list-item>
            <text:list-item>
              <text:p text:style-name="P3">Maître : Tous types -<text:span text:style-name="T1">) Le Maitre donne personnelement la pierre Lapis au PP</text:span></text:p>
            </text:list-item>
          </text:list>
        </text:list-item>
      </text:list>
      <text:p text:style-name="P2"><text:soft-page-break/>______________________________________________ Ligue battue</text:p>
      <text:p text:style-name="P2">Post Ligue :</text:p>
      <text:p text:style-name="P2">Annonce du bateau dispoible a Atlencia pour l'île legende, de la possibilité de se rendre a Anséstral, <text:span text:style-name="T1">o</text:span>u se trouve dans une cage garder par un viel homme, le Pokemon legendaire Prestazuli, il faut donner la pierre Lapis au viel homme pour qu'il confit Prestazuli au PP.</text:p>
      <text:p text:style-name="P2">A Atlancia, rencontre avec Jlppc, annoncant que si le PP veut le combattre, il sera a Suneil*.</text:p>
      <text:p text:style-name="P2">*Suneil était avant bloqué par dès rochers, mais un débrit de l'explosion du QG les a debloqués </text:p>
      <text:p text:style-name="P2">A l'île légende, appel d'Arceus qui appelle a venir en haut, en combattant des légendraires (Non capturables, mais capturables après avoir capturé arceus) dansl l'ordre suivant : Mew, Crehelf, Creffolet, Crefadet, Articodin, Electhor, Sulfura, Ho-Ho, Lugia, Groudon, Kyogre, Rayquaza (Je n'ai jamais su comment cela s'ecrivait), Xerneas, Yveltal, Zekrom, Reshiram, Un des deux fusioné avec kuirem (IDEM que Rayquaza), Dialga, Palkia, apparition surprise de Giratina, Juste avant arceus, apparition de Mewtwo, puis, après, combat final contre arceus, le seul capturable. Il sera possible de les capturer ensuite après sur l'île legende, sauf pour certains (Voir cas détaillés plus tard). Il est impossible de se soigner au centre pokemon, car il est impossible de retourner en arrière (Comme la ligue).</text:p>
      <text:p text:style-name="P2">Il sera possible de recombattre MissingNo aux ruines du QG de la team Mystare si il n'a pas été captu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3M14S</meta:editing-duration>
    <meta:editing-cycles>15</meta:editing-cycles>
    <meta:generator>LibreOffice/5.1.4.2$Linux_X86_64 LibreOffice_project/10m0$Build-2</meta:generator>
    <dc:date>2016-11-26T17:01:16.870848656</dc:date>
    <meta:document-statistic meta:table-count="0" meta:image-count="0" meta:object-count="0" meta:page-count="3" meta:paragraph-count="73" meta:word-count="798" meta:character-count="4768" meta:non-whitespace-character-count="4045"/>
    <meta:user-defined meta:name="Info 1"/>
    <meta:user-defined meta:name="Info 2"/>
    <meta:user-defined meta:name="Info 3"/>
    <meta:user-defined meta:name="Info 4"/>
  </office:meta>
</office:document-meta>
</file>